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nerConfig.inner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ortTests.reproSpr902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oo1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ortTests.testImportAnnotationWithThreeLevelRecu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mportTests.assertBeanDefinitionCount( int expectedCount , Class &lt; ? &gt; ... class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irstLevel.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irdLevel.ThirdLev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irdLevel.thirdLevel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Config.dataSource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Config.transfer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ortTests.testImportAnnotationOnInner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o2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ortTests.processConfigurationClasses( Class &lt; ? &gt; ... class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mportTests.testImportAnnotationWithTwoLevelRecu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eftConfig.lef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ightConfig.r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irdLevel.thirdLevel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therConfigurationWithImportAnnotation.tw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condLevel.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itBean.Ini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ortTests.testProcessImportsWithExplicitOverridingBef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therConfiguration.thre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ortTests.testImportAnnotationWithMultipleArgumentsResultingInOverriddenBean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xternalConfig.ex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ortTests.testProcessImportsWithDoubleImpor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mportTests.testProcessImportsWithAs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figurationWithImportAnnotation.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erConfig.whatev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ortTests.testProcessImportsWithExplicitOverridingAf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mportTests.testProcessImpor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mportTests.testImportAnnotationWithMultiple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ppConfig.accountReposi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thMultipleArgumentsToImportAnnotation.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irdLevel.thirdLevel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ortTests.testImportNonConfigurationAnnotation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